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82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ARCHIVO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table:style-name="Default" office:value-type="string" calcext:value-type="string">
            <text:p>PRECISION=TP/(TP+FT)</text:p>
          </table:table-cell>
        </table:table-row>
        <table:table-row table:style-name="ro1">
          <table:table-cell office:value-type="string" calcext:value-type="string">
            <text:p>EnterExitCrossingPaths1front.mp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2]/([.B2]+[.C2])" office:value-type="percentage" office:value="0.444444444444444" calcext:value-type="percentage">
            <text:p>44,44%</text:p>
          </table:table-cell>
        </table:table-row>
        <table:table-row table:style-name="ro1">
          <table:table-cell office:value-type="string" calcext:value-type="string">
            <text:p>EnterExitCrossingPaths2front.mpg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formula="of:=[.B3]/([.B3]+[.C3])" office:value-type="percentage" office:value="0.546511627906977" calcext:value-type="percentage">
            <text:p>54,65%</text:p>
          </table:table-cell>
        </table:table-row>
        <table:table-row table:style-name="ro1">
          <table:table-cell office:value-type="string" calcext:value-type="string">
            <text:p>OneLeaveShop1front.m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]/([.B4]+[.C4])" office:value-type="percentage" office:value="0.33333333333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OneLeaveShop2front.mp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]/([.B5]+[.C5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OneLeaveShopReenter1front.mp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/([.B6]+[.C6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6T16:57:34.269365456</dc:date>
    <meta:document-statistic meta:table-count="1" meta:cell-count="24" meta:object-count="0"/>
    <meta:generator>LibreOffice/4.2.8.2$Linux_X86_64 LibreOffice_project/420m0$Build-2</meta:generator>
  </office:meta>
</office:document-meta>
</file>